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16381" table:default-cell-style-name="ce8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</text:p>
          </table:table-cell>
          <table:table-cell table:style-name="ce5" office:value-type="string" calcext:value-type="string">
            <text:p>Instancier GestionFormation et appelle creerFormation avec des information correcte.</text:p>
          </table:table-cell>
          <table:table-cell table:style-name="ce5" office:value-type="string" calcext:value-type="string">
            <text:p>La Formation est cré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NomNull</text:p>
          </table:table-cell>
          <table:table-cell table:style-name="ce5" office:value-type="string" calcext:value-type="string">
            <text:p>Instancier GestionFormation et appelle creerFormation avec des information correcte sauf le nom qui est null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Nom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ConstructeurNomResponsable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du responsable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/>
          <table:table-cell table:style-name="ce9"/>
          <table:table-cell table:number-columns-repeated="16379"/>
        </table:table-row>
        <table:table-row table:style-name="ro2">
          <table:table-cell table:style-name="ce3" office:value-type="string" calcext:value-type="string">
            <text:p>testConstructeurNomResponsableNull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qui est null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Null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null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NotVal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non val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isValidEmail</text:p>
          </table:table-cell>
          <table:table-cell table:style-name="ce6" office:value-type="string" calcext:value-type="string">
            <text:p>Essaye de valide deux email :</text:p>
            <text:p>-hgf@</text:p>
            <text:p>-hgf@gfegf.vge</text:p>
          </table:table-cell>
          <table:table-cell table:style-name="ce6" office:value-type="string" calcext:value-type="string">
            <text:p>hgf@ est non valide</text:p>
            <text:p><text:a xlink:href="mailto:hgf@gfegf.vge" xlink:type="simple">hgf@gfegf.vge</text:a> est valide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isValidEmailNull</text:p>
          </table:table-cell>
          <table:table-cell table:style-name="ce6" office:value-type="string" calcext:value-type="string">
            <text:p>Essaye de valide un email null</text:p>
          </table:table-cell>
          <table:table-cell table:style-name="ce6" office:value-type="string" calcext:value-type="string">
            <text:p>email non valide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isValidEmailVide</text:p>
          </table:table-cell>
          <table:table-cell table:style-name="ce6" office:value-type="string" calcext:value-type="string">
            <text:p>Essaye de valide un email vide</text:p>
          </table:table-cell>
          <table:table-cell table:style-name="ce6" office:value-type="string" calcext:value-type="string">
            <text:p>email non valide</text:p>
          </table:table-cell>
          <table:table-cell table:number-columns-repeated="16381"/>
        </table:table-row>
        <table:table-row table:style-name="ro4">
          <table:table-cell table:style-name="ce3"/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getNBoption</text:p>
          </table:table-cell>
          <table:table-cell table:style-name="ce6" office:value-type="string" calcext:value-type="string">
            <text:p>essaye de récuperer le nombre d’option qui a été definis sur 5</text:p>
          </table:table-cell>
          <table:table-cell table:style-name="ce6" office:value-type="string" calcext:value-type="string">
            <text:p>retourne le nombre d’option qui est 5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setNbOptionEtudiant</text:p>
          </table:table-cell>
          <table:table-cell table:style-name="ce6" office:value-type="string" calcext:value-type="string">
            <text:p>Définis le nombre d’option à 5 puis</text:p>
            <text:p>Appelle setNbOptionEtudiant qui fixe à un étudiant le nombre d’option qu’il doit avoir</text:p>
          </table:table-cell>
          <table:table-cell table:style-name="ce6" office:value-type="string" calcext:value-type="string">
            <text:p>le getter de l’option de l’étudiant renvoi bien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ds</text:p>
          </table:table-cell>
          <table:table-cell table:style-name="ce6" office:value-type="string" calcext:value-type="string">
            <text:p>insère un élément dans la map avec un clé égale a 1</text:p>
          </table:table-cell>
          <table:table-cell table:style-name="ce6" office:value-type="string" calcext:value-type="string">
            <text:p>Appelle au getter et containsKey la map contiens bien la clé insérer 1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ps</text:p>
          </table:table-cell>
          <table:table-cell table:style-name="ce6" office:value-type="string" calcext:value-type="string">
            <text:p>insère un élément dans la map avec un clé égale a 1</text:p>
          </table:table-cell>
          <table:table-cell table:style-name="ce6" office:value-type="string" calcext:value-type="string">
            <text:p>Appelle au getter et containsKey la map contiens bien la clé insérer 1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getEmailResponsableFormation</text:p>
          </table:table-cell>
          <table:table-cell table:style-name="ce6" office:value-type="string" calcext:value-type="string">
            <text:p>Crée une Formation avec comme email <text:a xlink:href="mailto:jhger@mo.mop" xlink:type="simple">jhger@mo.mop</text:a></text:p>
          </table:table-cell>
          <table:table-cell table:style-name="ce6" office:value-type="string" calcext:value-type="string">
            <text:p>Appelle au getter getEmailResponsableFormation qui retourne <text:a xlink:href="mailto:jhger@mo.mop" xlink:type="simple">jhger@mo.mop</text:a></text:p>
          </table:table-cell>
          <table:table-cell table:number-columns-repeated="16381"/>
        </table:table-row>
        <table:table-row table:style-name="ro5">
          <table:table-cell table:style-name="ce3" office:value-type="string" calcext:value-type="string">
            <text:p>testgetNomResponsableFormation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getNomFormation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ajoutUEObligatoire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ajoutUEObligatoireNull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ajoutUEOptionel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ajoutUEOptionelNull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ajoutUEOptionelNBplace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definirNombreOptions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definirNombreOptionsNegatif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setTailleGroupeDirige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setTailleGroupeDirigeNegatif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setTailleGroupePratique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setTailleGroupePratiqueNegatif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getTailleGroupeDirige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getTailleGroupePratique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AtribuerAtaumatiquement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ChangerGroupe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ChangerGroupePlein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ChangerGroupeNonExistant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EnvoyerMessage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EnvoyerMessageTitreVide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EnvoyerMessageContenuVide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EnvoyerMessageContenuNull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EnvoyerMessageTitreNull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nombreGroupesTravauxDiriges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nombreGroupesTravauxPratiques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listeEtudiantsGroupeDirige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listeEtudiantsGroupePratique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listeEtudiantsOption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listeEtudiantsOptionNull</text:p>
          </table:table-cell>
          <table:table-cell table:style-name="ce6" table:number-columns-repeated="2"/>
          <table:table-cell table:number-columns-repeated="16381"/>
        </table:table-row>
        <table:table-row table:style-name="ro5">
          <table:table-cell table:style-name="ce3" office:value-type="string" calcext:value-type="string">
            <text:p>testlisteEtudiantsOptionNotInList</text:p>
          </table:table-cell>
          <table:table-cell table:style-name="ce6" table:number-columns-repeated="2"/>
          <table:table-cell table:number-columns-repeated="16381"/>
        </table:table-row>
        <table:table-row table:style-name="ro4" table:number-rows-repeated="128">
          <table:table-cell/>
          <table:table-cell table:style-name="ce7" table:number-columns-repeated="2"/>
          <table:table-cell table:number-columns-repeated="16381"/>
        </table:table-row>
        <table:table-row table:style-name="ro4" table:number-rows-repeated="104839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0T22:56:29.019000000</dc:date>
    <meta:editing-duration>PT1H24M1S</meta:editing-duration>
    <meta:editing-cycles>34</meta:editing-cycles>
    <meta:generator>LibreOffice/7.6.3.2$Windows_X86_64 LibreOffice_project/29d686fea9f6705b262d369fede658f824154cc0</meta:generator>
    <meta:document-statistic meta:table-count="1" meta:cell-count="82" meta:object-count="0"/>
  </office:meta>
</office:document-meta>
</file>